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top="0cm" fo:margin-bottom="0.247cm" fo:text-align="justify" style:justify-single-word="false" fo:hyphenation-ladder-count="no-limit" fo:padding-left="0cm" fo:padding-right="0cm" fo:padding-top="0cm" fo:padding-bottom="0.141cm" fo:border-left="none" fo:border-right="none" fo:border-top="none" fo:border-bottom="0.018cm solid #000000"/>
      <style:text-properties style:font-name="Arial" fo:font-size="12pt" fo:font-weight="bold" style:font-size-asian="12pt" style:font-weight-asian="bold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Text_20_body">
      <style:paragraph-properties fo:hyphenation-ladder-count="no-limit">
        <style:tab-stops>
          <style:tab-stop style:position="0.801cm"/>
          <style:tab-stop style:position="1.6cm"/>
          <style:tab-stop style:position="2.302cm"/>
          <style:tab-stop style:position="3.501cm"/>
          <style:tab-stop style:position="8.401cm"/>
          <style:tab-stop style:position="9.753cm"/>
          <style:tab-stop style:position="14cm" style:type="center"/>
        </style:tab-stops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8" style:family="paragraph" style:parent-style-name="Text_20_body">
      <style:paragraph-properties fo:line-height="150%" fo:hyphenation-ladder-count="no-limit">
        <style:tab-stops>
          <style:tab-stop style:position="1.752cm"/>
        </style:tab-stops>
      </style:paragraph-properties>
      <style:text-properties style:font-name="Arial" fo:hyphenate="false" fo:hyphenation-remain-char-count="2" fo:hyphenation-push-char-count="2"/>
    </style:style>
    <style:style style:name="P9" style:family="paragraph" style:parent-style-name="Text_20_body">
      <style:paragraph-properties fo:line-height="150%" fo:hyphenation-ladder-count="no-limit">
        <style:tab-stops>
          <style:tab-stop style:position="1.752cm"/>
          <style:tab-stop style:position="14cm" style:type="center"/>
        </style:tab-stops>
      </style:paragraph-properties>
      <style:text-properties style:font-name="Arial" fo:hyphenate="false" fo:hyphenation-remain-char-count="2" fo:hyphenation-push-char-count="2"/>
    </style:style>
    <style:style style:name="P10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800000" fo:font-size="12pt" style:font-size-asian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%#include </text:span><text:span text:style-name="T10">enTetesDecisionRFM</text:span><text:span text:style-name="T9">#%</text:span></text:p>
      <text:p text:style-name="P2"/>
      <text:p text:style-name="P5">%=OBJET=%</text:p>
      <text:p text:style-name="P4"/>
      <text:p text:style-name="P6">%=DESTINATAIRE=%</text:p>
      <text:p text:style-name="P4">%=DATE_DEMANDE=%</text:p>
      <text:p text:style-name="P4"/>
      <text:p text:style-name="P4">%=MANDATER_DIETETICIENNE_DEBUT=% <text:span text:style-name="T4">%=OMSV=%</text:span> %=MANDATER_DIETETICIENNE_FIN=%</text:p>
      <text:p text:style-name="P4"/>
      <text:p text:style-name="P4">%=REMPLIR_FORMULAIRE=%</text:p>
      <text:p text:style-name="P4"/>
      <text:p text:style-name="P4">%=SALUTATIONS=%</text:p>
      <text:p text:style-name="P7"/>
      <text:p text:style-name="P3"/>
      <text:p text:style-name="P10"><text:span text:style-name="T3"><text:tab/></text:span><text:span text:style-name="T7">%#</text:span><text:span text:style-name="T8">include <text:s/>signatureRFM</text:span><text:span text:style-name="T7">#%</text:span></text:p>
      <text:p text:style-name="P7"/>
      <text:p text:style-name="P7"/>
      <text:p text:style-name="P8"><text:span text:style-name="T2">%=ANNEXE=%</text:span><text:span text:style-name="T1"> : %=FORM=%</text:span></text:p>
      <text:p text:style-name="P9"><text:span text:style-name="T2">%=COPIE=%</text:span><text:span text:style-name="T1"> : 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2T17:51:00</meta:creation-date>
    <dc:creator>Mike Boillat</dc:creator>
    <dc:date>2013-08-13T18:21:44</dc:date>
    <meta:print-date>2009-04-27T16:03:00</meta:print-date>
    <meta:editing-cycles>12</meta:editing-cycles>
    <meta:editing-duration>PT23H7M34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1111911713</meta:user-defined>
    <meta:document-statistic meta:table-count="0" meta:image-count="0" meta:object-count="0" meta:page-count="1" meta:paragraph-count="10" meta:word-count="23" meta:character-count="251"/>
  </office:meta>
</office:document-meta>
</file>